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text-properties fo:font-variant="normal" fo:text-transform="none" fo:color="#001a1e" style:font-name="apple-system" fo:font-size="11.25pt" fo:letter-spacing="normal" fo:font-style="normal" fo:font-weight="normal"/>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writing-mode="lr-tb"/>
    </style:style>
    <style:style style:name="P3"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writing-mode="lr-tb"/>
      <style:text-properties fo:font-variant="normal" fo:text-transform="none" fo:color="#212529" style:font-name="SFMono-Regular" fo:font-size="9.75pt" fo:letter-spacing="normal" fo:font-style="normal" fo:font-weight="normal"/>
    </style:style>
    <style:style style:name="P4" style:family="paragraph" style:parent-style-name="Preformatted_20_Text">
      <style:paragraph-properties fo:margin-top="0in" fo:margin-bottom="0.0972in" loext:contextual-spacing="false" fo:text-align="start" style:justify-single-word="false" fo:orphans="2" fo:widows="2" style:writing-mode="lr-tb"/>
      <style:text-properties fo:font-variant="normal" fo:text-transform="none" fo:color="#212529" style:font-name="SFMono-Regular" fo:font-size="9.75pt" fo:letter-spacing="normal" fo:font-style="normal" fo:font-weight="normal"/>
    </style:style>
    <style:style style:name="P5" style:family="paragraph" style:parent-style-name="Preformatted_20_Text">
      <style:paragraph-properties fo:margin-top="0in" fo:margin-bottom="0.0972in" loext:contextual-spacing="false" fo:text-align="start" style:justify-single-word="false" fo:orphans="2" fo:widows="2" style:writing-mode="lr-tb"/>
      <style:text-properties fo:font-variant="normal" fo:text-transform="none" fo:color="#212529" fo:letter-spacing="normal"/>
    </style:style>
    <style:style style:name="P6" style:family="paragraph" style:parent-style-name="Heading_20_3">
      <style:text-properties fo:font-variant="normal" fo:text-transform="none" fo:color="#001a1e" style:font-name="apple-system" fo:letter-spacing="normal" fo:font-style="normal" fo:font-weight="normal"/>
    </style:style>
    <style:style style:name="T1" style:family="text">
      <style:text-properties fo:font-variant="normal" fo:text-transform="none" fo:color="#001a1e" style:font-name="apple-system" fo:font-size="11.25pt" fo:letter-spacing="normal" fo:font-style="normal" fo:font-weight="bold"/>
    </style:style>
    <style:style style:name="T2" style:family="text">
      <style:text-properties style:font-name="SFMono-Regular" fo:font-size="9.7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text:bookmark text:name="docs-internal-guid-28910862-7fff-834e-37cd-4074fe5dd2af"/>Style</text:h>
      <text:p text:style-name="P1">Given an N x N (2 &lt;= N &lt;= 400) matrix, find the square sub-matrix with the greatest style. The style is the sum of the integers from the top left to bottom right diagonal minus the sum of the integers from the top right to bottom left corner.</text:p>
      <text:p text:style-name="P2"><text:span text:style-name="Strong_20_Emphasis"><text:span text:style-name="T1">INPUT FORMAT</text:span></text:span></text:p>
      <text:p text:style-name="P1">The first line of the input contains a single integer N. The next N lines contain N space separated integers in the range -1000...1000 representing a row of the matrix.</text:p>
      <text:p text:style-name="P2"><text:span text:style-name="Strong_20_Emphasis"><text:span text:style-name="T1">OUTPUT FORMAT</text:span></text:span></text:p>
      <text:p text:style-name="P1">The maximum style of any square sub-matrix.</text:p>
      <text:p text:style-name="P2"><text:span text:style-name="Strong_20_Emphasis"><text:span text:style-name="T1">SAMPLE INPUT</text:span></text:span></text:p>
      <text:p text:style-name="P3">input         input          input</text:p>
      <text:p text:style-name="P4">-----------   ------------   --------------</text:p>
      <text:p text:style-name="P4">2             4              5</text:p>
      <text:p text:style-name="P4">7  4          1  2  3  4     -2 1  7   8 -4</text:p>
      <text:p text:style-name="P4">-5 6          5  6  7  8     6  7  -5  2  9</text:p>
      <text:p text:style-name="P5">              <text:span text:style-name="T2">9  10 11 12    13 6  -7 -8  1</text:span></text:p>
      <text:p text:style-name="P5">              <text:span text:style-name="T2">13 14 15 16    10 -9 12 -4  3</text:span></text:p>
      <text:p text:style-name="P5"><text:s/>                            <text:span text:style-name="T2">-1 -8 6   7  4</text:span></text:p>
      <text:p text:style-name="P2"><text:span text:style-name="Strong_20_Emphasis"><text:span text:style-name="T1">SAMPLE OUTPUT</text:span></text:span></text:p>
      <text:p text:style-name="P3">output        output         output</text:p>
      <text:p text:style-name="P4">-----------   ------------   ------------</text:p>
      <text:p text:style-name="P4">14            0              4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56:43.573000000</meta:creation-date>
    <dc:date>2022-07-09T18:58:34.660000000</dc:date>
    <meta:editing-duration>PT1M51S</meta:editing-duration>
    <meta:editing-cycles>2</meta:editing-cycles>
    <meta:generator>LibreOffice/5.4.6.2$Windows_X86_64 LibreOffice_project/4014ce260a04f1026ba855d3b8d91541c224eab8</meta:generator>
    <meta:document-statistic meta:table-count="0" meta:image-count="0" meta:object-count="0" meta:page-count="1" meta:paragraph-count="19" meta:word-count="158" meta:character-count="937" meta:non-whitespace-character-count="599"/>
  </office:meta>
</office:document-meta>
</file>